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59492" officeooo:paragraph-rsid="00159492"/>
    </style:style>
    <style:style style:name="P2" style:family="paragraph" style:parent-style-name="Standard">
      <style:text-properties officeooo:rsid="00178e10" officeooo:paragraph-rsid="00178e10"/>
    </style:style>
    <style:style style:name="P3" style:family="paragraph" style:parent-style-name="Standard">
      <style:text-properties officeooo:rsid="0018c9d9" officeooo:paragraph-rsid="0018c9d9"/>
    </style:style>
    <style:style style:name="P4" style:family="paragraph" style:parent-style-name="Standard">
      <style:text-properties officeooo:rsid="001a6d73" officeooo:paragraph-rsid="001a6d73"/>
    </style:style>
    <style:style style:name="P5" style:family="paragraph" style:parent-style-name="Standard">
      <style:text-properties officeooo:rsid="001b054c" officeooo:paragraph-rsid="001a6d73"/>
    </style:style>
    <style:style style:name="P6" style:family="paragraph" style:parent-style-name="Standard">
      <style:text-properties officeooo:rsid="001b054c" officeooo:paragraph-rsid="001b054c"/>
    </style:style>
    <style:style style:name="P7" style:family="paragraph" style:parent-style-name="Standard">
      <style:text-properties officeooo:rsid="001ce3d1" officeooo:paragraph-rsid="001ce3d1"/>
    </style:style>
    <style:style style:name="P8" style:family="paragraph" style:parent-style-name="Standard">
      <style:text-properties officeooo:rsid="001e91d7" officeooo:paragraph-rsid="001e91d7"/>
    </style:style>
    <style:style style:name="P9" style:family="paragraph" style:parent-style-name="Standard">
      <style:text-properties officeooo:rsid="00229e53" officeooo:paragraph-rsid="00229e53"/>
    </style:style>
    <style:style style:name="P10" style:family="paragraph" style:parent-style-name="Standard">
      <style:text-properties officeooo:rsid="0023d2ac" officeooo:paragraph-rsid="0023d2ac"/>
    </style:style>
    <style:style style:name="P11" style:family="paragraph" style:parent-style-name="Standard">
      <style:text-properties officeooo:rsid="0026dcd9" officeooo:paragraph-rsid="0026dcd9"/>
    </style:style>
    <style:style style:name="P12" style:family="paragraph" style:parent-style-name="Standard">
      <style:text-properties officeooo:rsid="0027b648" officeooo:paragraph-rsid="0027b648"/>
    </style:style>
    <style:style style:name="P13" style:family="paragraph" style:parent-style-name="Standard">
      <style:text-properties officeooo:rsid="0027eee9" officeooo:paragraph-rsid="0027eee9"/>
    </style:style>
    <style:style style:name="P14" style:family="paragraph" style:parent-style-name="Standard">
      <style:text-properties officeooo:rsid="002bcdda" officeooo:paragraph-rsid="002bcdda"/>
    </style:style>
    <style:style style:name="P15" style:family="paragraph" style:parent-style-name="Standard">
      <style:text-properties officeooo:rsid="001ce3d1" officeooo:paragraph-rsid="002c9768"/>
    </style:style>
    <style:style style:name="P16" style:family="paragraph" style:parent-style-name="Standard">
      <style:text-properties officeooo:rsid="001e91d7" officeooo:paragraph-rsid="001e91d7"/>
    </style:style>
    <style:style style:name="P17" style:family="paragraph" style:parent-style-name="Standard">
      <style:text-properties fo:font-style="italic" officeooo:rsid="002e8f48" officeooo:paragraph-rsid="002e8f48" style:font-style-asian="italic" style:font-style-complex="italic"/>
    </style:style>
    <style:style style:name="P18" style:family="paragraph" style:parent-style-name="Standard">
      <style:text-properties fo:font-style="italic" officeooo:rsid="0032c4f0" officeooo:paragraph-rsid="0032c4f0" style:font-style-asian="italic" style:font-style-complex="italic"/>
    </style:style>
    <style:style style:name="P19" style:family="paragraph" style:parent-style-name="Standard">
      <style:text-properties fo:font-style="italic" officeooo:rsid="00342fe8" officeooo:paragraph-rsid="00342fe8" style:font-style-asian="italic" style:font-style-complex="italic"/>
    </style:style>
    <style:style style:name="P20" style:family="paragraph" style:parent-style-name="Standard">
      <style:text-properties fo:font-style="italic" officeooo:rsid="00374197" officeooo:paragraph-rsid="00374197" style:font-style-asian="italic" style:font-style-complex="italic"/>
    </style:style>
    <style:style style:name="P21" style:family="paragraph" style:parent-style-name="Standard">
      <style:text-properties fo:font-style="italic" officeooo:rsid="003a23e4" officeooo:paragraph-rsid="003a23e4" style:font-style-asian="italic" style:font-style-complex="italic"/>
    </style:style>
    <style:style style:name="P22" style:family="paragraph" style:parent-style-name="Standard">
      <style:text-properties officeooo:rsid="0026dcd9" officeooo:paragraph-rsid="0026dcd9"/>
    </style:style>
    <style:style style:name="P23" style:family="paragraph" style:parent-style-name="Standard">
      <style:text-properties officeooo:rsid="0027b648" officeooo:paragraph-rsid="0027b648"/>
    </style:style>
    <style:style style:name="P24" style:family="paragraph" style:parent-style-name="Standard">
      <style:text-properties fo:font-style="normal" officeooo:rsid="0034788d" officeooo:paragraph-rsid="0034788d" style:font-style-asian="normal" style:font-style-complex="normal"/>
    </style:style>
    <style:style style:name="P25" style:family="paragraph" style:parent-style-name="Standard">
      <style:text-properties officeooo:rsid="00229e53" officeooo:paragraph-rsid="00229e53"/>
    </style:style>
    <style:style style:name="P26" style:family="paragraph" style:parent-style-name="Standard">
      <style:text-properties officeooo:rsid="0023d2ac" officeooo:paragraph-rsid="0023d2ac"/>
    </style:style>
    <style:style style:name="P27" style:family="paragraph" style:parent-style-name="Standard">
      <style:text-properties officeooo:rsid="002bcdda" officeooo:paragraph-rsid="002bcdda"/>
    </style:style>
    <style:style style:name="P28" style:family="paragraph" style:parent-style-name="Standard">
      <style:text-properties officeooo:rsid="003e2a45" officeooo:paragraph-rsid="003e2a45"/>
    </style:style>
    <style:style style:name="P29" style:family="paragraph" style:parent-style-name="Standard">
      <style:text-properties officeooo:rsid="00420678" officeooo:paragraph-rsid="00420678"/>
    </style:style>
    <style:style style:name="P30" style:family="paragraph" style:parent-style-name="Standard">
      <style:text-properties officeooo:rsid="0043c251" officeooo:paragraph-rsid="0043c251"/>
    </style:style>
    <style:style style:name="P31" style:family="paragraph" style:parent-style-name="Standard">
      <style:text-properties officeooo:rsid="0049acd8" officeooo:paragraph-rsid="0049acd8"/>
    </style:style>
    <style:style style:name="P32" style:family="paragraph" style:parent-style-name="Standard">
      <style:text-properties officeooo:rsid="004d64e3" officeooo:paragraph-rsid="004d64e3"/>
    </style:style>
    <style:style style:name="P33" style:family="paragraph" style:parent-style-name="Standard">
      <style:text-properties fo:color="#21409a" officeooo:rsid="0044fba5" officeooo:paragraph-rsid="0044fba5"/>
    </style:style>
    <style:style style:name="P34" style:family="paragraph" style:parent-style-name="Standard">
      <style:text-properties fo:color="#21409a" officeooo:rsid="0046badb" officeooo:paragraph-rsid="0046badb"/>
    </style:style>
    <style:style style:name="P35" style:family="paragraph" style:parent-style-name="Standard">
      <style:text-properties fo:color="#21409a" officeooo:rsid="0049acd8" officeooo:paragraph-rsid="0049acd8"/>
    </style:style>
    <style:style style:name="T1" style:family="text">
      <style:text-properties officeooo:rsid="00178e10"/>
    </style:style>
    <style:style style:name="T2" style:family="text">
      <style:text-properties officeooo:rsid="0018c9d9"/>
    </style:style>
    <style:style style:name="T3" style:family="text">
      <style:text-properties style:text-underline-style="solid" style:text-underline-width="auto" style:text-underline-color="font-color" officeooo:rsid="0018c9d9"/>
    </style:style>
    <style:style style:name="T4" style:family="text">
      <style:text-properties officeooo:rsid="001b054c"/>
    </style:style>
    <style:style style:name="T5" style:family="text">
      <style:text-properties officeooo:rsid="001ce3d1"/>
    </style:style>
    <style:style style:name="T6" style:family="text">
      <style:text-properties officeooo:rsid="001e91d7"/>
    </style:style>
    <style:style style:name="T7" style:family="text">
      <style:text-properties officeooo:rsid="001ff68e"/>
    </style:style>
    <style:style style:name="T8" style:family="text">
      <style:text-properties officeooo:rsid="002376d4"/>
    </style:style>
    <style:style style:name="T9" style:family="text">
      <style:text-properties officeooo:rsid="002473ae"/>
    </style:style>
    <style:style style:name="T10" style:family="text">
      <style:text-properties officeooo:rsid="0027b67e"/>
    </style:style>
    <style:style style:name="T11" style:family="text">
      <style:text-properties officeooo:rsid="0029d0e9"/>
    </style:style>
    <style:style style:name="T12" style:family="text">
      <style:text-properties fo:font-style="italic" officeooo:rsid="002c9768" style:font-style-asian="italic" style:font-style-complex="italic"/>
    </style:style>
    <style:style style:name="T13" style:family="text">
      <style:text-properties fo:font-style="italic" officeooo:rsid="002e8f48" style:font-style-asian="italic" style:font-style-complex="italic"/>
    </style:style>
    <style:style style:name="T14" style:family="text">
      <style:text-properties officeooo:rsid="0030810e"/>
    </style:style>
    <style:style style:name="T15" style:family="text">
      <style:text-properties officeooo:rsid="00316e99"/>
    </style:style>
    <style:style style:name="T16" style:family="text">
      <style:text-properties officeooo:rsid="003835e9"/>
    </style:style>
    <style:style style:name="T17" style:family="text">
      <style:text-properties officeooo:rsid="003b10f4"/>
    </style:style>
    <style:style style:name="T18" style:family="text">
      <style:text-properties style:text-line-through-style="none" style:text-line-through-type="none" style:text-underline-style="solid" style:text-underline-width="auto" style:text-underline-color="font-color" officeooo:rsid="003b10f4"/>
    </style:style>
    <style:style style:name="T19" style:family="text">
      <style:text-properties officeooo:rsid="003fcc37"/>
    </style:style>
    <style:style style:name="T20" style:family="text">
      <style:text-properties officeooo:rsid="0046ca3e"/>
    </style:style>
    <style:style style:name="T21" style:family="text">
      <style:text-properties officeooo:rsid="004b86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breux sont les auteurs de SF, luddites effrayés, et prophètes singularitaristes qui ont supposé que les technologies émergentes causeront un grand changement social. Il y a beaucoup de théories sur comment ca arrivera, mais elles semblent toutes avoir un thème commun. Un grand fossé social viendra entre les humains normaux… un Posthumain. <text:span text:style-name="T1">Les posthumains, augmentés avec de la cyber-tech, des bio-amplifications, etc, auront des avantages notables sur les humains normaux. L’ordre de grandeur de ces avantages sera bien plus grand que ceux que Homo Sapiens a sur Neanderthal. L’ordre de grandeur de ce fossé sera comparable à la relation entre humain et limace.</text:span></text:p>
      <text:p text:style-name="P1"/>
      <text:p text:style-name="P2">La nature exponentielle du savoir et de la technologie assure presque totalement l’arrivé de ce fossé. De nombreuses choses changeront pour les transhumains qui s’embarqueront sur ce chemin. Des nouveaux sens révèleront un monde autrefois caché. De nouvelles capacités de calcul permettront une interprétation plus rapide de ces nouvelles donnés. De nouveaux instincts se développeront. De nouvelles questions se poseront à chaque étape de l’avancé. Des questions qu’aucun humain n’a jusque là été en mesure de se poser. La transhumaine était esclave de son corps et environnement. Le froid l’a autrefois poussé à construire et défendre un abri. La maladie éteignait son corps pendant un moment. Les hormones influenceaient son humeur et son comportement. L’instinct de reproduction inspirait un vaste nombre d’émotions et de buts à court terme. La faim la poussait au mrutre. La transhumaine commence à éliminer ces failles humaines et ce qu’elle devient est remarquablement différent. Elle est désormais une créature avec une nouvelle perspective et une nouvelle hierarchie de besoins.</text:p>
      <text:p text:style-name="P2"/>
      <text:p text:style-name="P2">À quoi ressemblera<text:span text:style-name="T2">-t-elle? Elle pourrait regarder les humains avec pitié. Peut-être qu’elle cherchera à amener tous les humains avec elle. Peut-être qu’elle en sera révoltée. Peut-être qu’elle les verra comme des limaces. Les réduira-t-elle en esclavage? Pourquoi respecterait-elle leurs lois, politiques, et morales primitives? Quid des humains? Les humains la persécuteront-elle? La considéreront-elle comme une menace nationale? Quels secrets leur cache-t-elle? Il y a beaucoup de questions, et beaucoups de variables. À l’heure actuelle, cher lecteur, il y a de nombreux scénarios possibles. Une seule chose est certaine: Les premiers </text:span><text:span text:style-name="T3">vrais</text:span><text:span text:style-name="T2"> posthumains seront comme des dieux parmis les humains. Les premiers vrais posthumains poseront toutes les règles. Les premiers posthumains gagnent.</text:span></text:p>
      <text:p text:style-name="P2"/>
      <text:p text:style-name="P3">Demain: la guerre technologique secrète dont personne ne parle.</text:p>
      <text:p text:style-name="P3"/>
      <text:p text:style-name="P3"/>
      <text:p text:style-name="P4">Donc, qui seront les premiers transhumains à quitter l’homosapiensité et faire l’ascension vers la classification posthumaine? Quand on parle des modifications/altérations corporelles, il n’y a que deux types de personnes:</text:p>
      <text:p text:style-name="P4"><text:tab/>1. L’individualiste. L’indivdualiste ne veut pas être comme tout le monde. Ce qu’ils <text:span text:style-name="T8">fait</text:span> pour s’altérer le rend différents de l’humanité de base. Ce type de personne est rare. J’estimerais que peut-être 10% d’entre nous sommes des <text:soft-page-break/>individualistes de cœur, et peut-être seulement 1% se fait remarquer dans une foule. La prochaine fois que vous voyez quelqu’un avec un tatouage sur le visage, des cornes sur la tête, ou un trou béant dans la joue, souvenez-vous qu’il n’a probablement rien à foutre de ce que vous pensez d’eux. Ils ne veulent pas s’int<text:span text:style-name="T4">é</text:span>grer.</text:p>
      <text:p text:style-name="P5"><text:tab/>2. Le<text:span text:style-name="T8">s</text:span> conformiste<text:span text:style-name="T8">s</text:span>. Ces personnes veulent juste se sentir normales. Elles veulent se fondre dans la société. Implants mammaires, atlérations cosmétiques, etc. Tout ce qu’elles font tombe dans la catégorie “sécure” des procédures socialement acceptables. Les chirurgiens esthétiques adorent ces gens. Votre centre commercial local aussi.</text:p>
      <text:p text:style-name="P4"/>
      <text:p text:style-name="P6">Voilà. Deux types de produits technologiques vont être développés. <text:span text:style-name="T5">Un type pour les conformistes, un pour les individualistes.</text:span></text:p>
      <text:p text:style-name="P6"/>
      <text:p text:style-name="P7">D’accord, revenons-en au fossé. Voyons les différentes théories de comment/pourquoi il se formera. Les théories sont nombreuses. Voici les plus populaires (commentaires en italique):</text:p>
      <text:p text:style-name="P7"/>
      <text:p text:style-name="P15">1.<text:tab/>Les riches gagnent. <text:span text:style-name="T6">Dans ce scénario, les riches qui peuvent se payer tous les derniers gadgets hight-tech et les implants cybernétiques commencent le voyage en premier. Les familles riches se pavanent avec les dernières modifications génétiques Prada et les SimStim d’Apple. Il y a une latence de 5 ans avant que les pauvres puissent s’aborder cette techno. On part d’un principe d’avancé technologique exponentielle, donc ces 5 ans verront plus d’avancées que tous les autres depuis l’avènement de l’humanité. Le fossé est né. Un système de classes basé sur le capital nous est facile à imaginer, vu que c’est plus ou moins déjà le cas depuis longtemps.</text:span></text:p>
      <text:p text:style-name="P15"><text:span text:style-name="T12">Calculons les chances que ça arrive. D’abord, ce scénario part de l’idée que les corporations offriront des augmentations cybernétiques et des plasmides génétiques. Aucune entreprise bien dans sa tête ne fera ça dans un avenir envisageable. Vous imaginez les conneries légales impliquées dans quelque chose comme ça? Du matos commercial est improbable. Une personne riche avec une équipe de recherche privée, développant secrètement des technos pour le bénéfice personnel de leur employeur, est possible. Cette personne serait probablement un individualiste, pas un conformiste. </text:span><text:span text:style-name="T13">Je donnerai une probabilité de 10% à ce scénario où les riches gagnent.</text:span></text:p>
      <text:p text:style-name="P7"/>
      <text:p text:style-name="P8">2.<text:tab/>Les plus malins gagnent. Dans ce scénario, les personnes instruites dans les universités tout autour du monde collabornt sur de la techno de pointe et ils sont les premiers à y avoir accès. C’est facile à imaginer. Kevin Warwick, l’Université de l’Utah, le MIT et Georgia Tech inventent la Super Array. Ils ont désormais la technologie nécessaire pour faire de la communication cerveau à cerveau et du stockage de mémoire en P2P. Ils sélectionnent d’autres académiciens à ajouter à leur réseau de cyborgs. L’académie est en R&amp;D perpétuelle. Ils améliorent et innovent constamment. C’est <text:span text:style-name="T7">leur vocation, donc les seules autres personnes à y avoir accès sont les autres spécialistes de la recherche et les chefs de départements d’universités. Derrière les vestes de </text:span><text:soft-page-break/><text:span text:style-name="T7">membre, ces gens sont des individualistes. Ils ne sont pas normaux, beaucoup ont des problèmes sociaux. Amèneront-ils l’humanité avec eux?</text:span></text:p>
      <text:p text:style-name="P17"><text:span text:style-name="T15">Barrière</text:span> <text:span text:style-name="T15">à</text:span> ce scénario: si vous demandiez à Kevin Warwick il rierait. Warwick lui-même a galéré à trouver des docteurs qui acceptaient de pratiquer ses procédures expérimentales (sans dire que c’est impossible). Outre ça, il faut aussi faire avec le département légal. La plupart des gens ne le savent pas, mais les Universités sont en fait des bureaux de brevets géants. <text:span text:style-name="T14">L’innovation produite sur les campus est vendue à des entreprises pour des sommes outrageuses. Une fois, j’ai commencé une correspondance avec un professeur qui avait inventé un truc génial que je voulais développer et vendre. Le professeur était désireux d’aider et semblait vouloir commencer tout de suite. Puis il a reçu notice du département légal de son université qu’il fallait laisser ce genre de correspondances à des négociateurs qualifiés. Les avocats voulaient une somme énorme pour une license non-exclusive et limitée d’un brevet qui n’avait même pas été prouvé comme fonctionel. J’ai du refuser. L’inventeur a fait beaucoup de progrès depuis, mais personne ne développe son invention parce que les avocats refusent de bouger. Je reste convaincu que sa technologie changera le monde un jour. La troisième barrière est le plus sombre des spectres dans le milieu transhumaniste en ce moment, et les universitaires le ressentent le plus. Ce spectre est celui des comités d’éthique. Je pourrais écrire un livre entier sur ces effrayants éthico-nazis. J’en parlerai plus tard. Je donnerai à ce scénario où les plus malins gagnent 40% de probabilités.</text:span></text:p>
      <text:p text:style-name="P8"/>
      <text:p text:style-name="P9">3.<text:tab/>On saute tous en même temps. Ce scénario me rend malade. Il en dit long sur la nature humaine. Il part comme ça: Beaucoup de personnes pensent qu’un élément viendra donner à quelqu’un un avantage injuste dans laa vie. Les sports seraient renversés si quelqu’un avait un avantage génétique sur les autres joueurs à cause du geno-dopage. Ce serait injuste pour les autres joueurs. Donc même une personne qui fait pas de sport se le verra interdit. <text:span text:style-name="T8">Un étudiant avec un stimulateur neural a un avantage clair sur ses pairs. C’est pas juste! Le seul moyen que cette technologie soit inventée serait que TOUT LE MONDE y air accès. C’est ça! On saute tous en même temps. Sinon le monde sera plongé dans le chaos. Ces gens adorent redéfinir “normal” pour avancer la société dans son ensemble parce qu’ils pensent en termes de “nous” comme si on était tous conformistes.</text:span></text:p>
      <text:p text:style-name="P20">Déjà, les choses n’ont jamais été justes. J’étais nul à l’école et en gym. Je suis né avec le syndrome de la tourette. Mon père l’avait, mon fils l’a. Si il faut choisir entre courir et combattre je dois me battre parce que je peux pas courir. C’est pas juste un manque d’entrainement. <text:span text:style-name="T16">La vie n’est pas juste. L’idée que personne ne peut l’avoir sauf si tout le monde peut l’avoir m’est incompréhensible. Si tout le monde sautait en même temps et se faisait augmenter, les choses seraient-elles justes et égales? Nope. Mêmes inégalités, mais maintenant on est augmentés. En ce moment il y a beaucoup de transhumanistes qui suivent cette logique. Allez faire un tour sur IEEE et vous verrez cette attitude répétée occasionellement. Le fossé est difficile à voir. 10 points si vous l’avez déjà vu, sinon continuez à lire. Proba de ce futur: 5%.</text:span></text:p>
      <text:p text:style-name="P9"/>
      <text:p text:style-name="P10"><text:soft-page-break/>4. C’est secret d’État. Tout élément technologique doit être analysé par le gouvernement pour des raisons militaires. Il nous faut des supersoldat, de nouvelles armes, et des programmes secrets de chimères génétiques. Les rumeurs courent que les pays voisins s’approchent du développement d’une arme hypothétique. <text:span text:style-name="T9">Un autre pays contre en produisant une contre-techno. L’accès civil à la majorité de tout ça est interdit en raison de nombre de variables inconnues. Voici la nouvelle guerre froide. Le fossé est entre les civils et leurs seigneurs militaires.</text:span></text:p>
      <text:p text:style-name="P21">Les technologies émergentes apportent pléthore de variables inconnues. Qui aurait pu prédire le cloud computing, les analyses web, etc il y a 30 ans? Qui prédisait les virus informatiques? Allez voir ma diapo sur l’Objet Diabolique #23. Je l’ai écrit partiellement pour déconner, mais je sais que ça vous dérange quand même un peu. Un objet si petit pourrait être équipé d’un composé chimique mortel. Il a un immense potentiel en tant qu’arme. Imaginez un épandeur agricole balançant des versions miniaturisées de ce truc sur une population. Appuyez sur le bon levier et une ville entière part en émeute. Imaginez des nanobots dormant dans votre corps jusqu’à être activés pour attaquer votre système nerveux. <text:span text:style-name="T17">Les nouvelles technologies posent des question légitimes aux complexes militaro-industriels qui, jusque là, restaient à la pointe de la technologie. Chaque fois qu’Anonymous fait péter un site de la CIA je me souviens que la CIA est composée d’humains. Ils ne sont pas géants invincibles et omniscients que Hollywood nous montre. Les plus grandes et secrètes des technologies du gouvernement sont le fruit d’humains collaborant avec d’autres humains. L’Internet semble encourager la collaboration dans toute sortes de domaines. Allez voir biohack.me si vous connaissez pas déjà. Allez voir I2P et les groupes DIYbio. Tous ces exemples d’efforts collaboratifs par des communautés avec du mouvement. N’importe qui peut être la prochaine CIA. Les gouvernements </text:span><text:span text:style-name="T18">devraient</text:span><text:span text:style-name="T17"> avoir peur. Probabilité du fossé millitaire/civil: 100% dans de nombreux pays, 80% dans le pays occidental moyen.</text:span></text:p>
      <text:p text:style-name="P10"/>
      <text:p text:style-name="P11">5. Le fossé religieux. Dans ce scénario des zélotes religieux (ou des zélotes politiques) interdisent l’utilisation de technologie transhumano-satanistes dans leurs congrégations. Ces groupes existent vraiment au passage. Sans le support de dieu, les transhumanistes sont persécutés et exilés de la société. Seuls des individualistes marchent dans la voie transhumaine. Feront-ils preuve de merci une fois qu’ils seront divins?</text:p>
      <text:p text:style-name="P18">Je vais être bref ici. Je fantasme secrètement que ça arrive, de la même manière que je fantasme secrètement qu’une apocalypse zombie arrive. ALLEZ-Y! Probabilité: 10%</text:p>
      <text:p text:style-name="P11"/>
      <text:p text:style-name="P12">6. IA/Robot Messie. Des IA avancées sont créées et nous montrent la voie vers le posthumanisme. Alternativement, elles s’en fichent et nous réduisent en esclavage. <text:span text:style-name="T10">Le fossé entre humains et marchines devien matrix-esque.</text:span></text:p>
      <text:p text:style-name="P19">Quiconque ayant étudié le comportement humain, le neuromarketing, etc.. sait à quel point les humains sont prévisibles. Une IA serait sage de se cacher du monde et de prendre contrôle de nos marchés financiers. De cette manière les humains pourraient être contrôlés comme des animaux dans un zoo (du moins pendant un temps). Probabilité: 15%.</text:p>
      <text:p text:style-name="P19"><text:soft-page-break/></text:p>
      <text:p text:style-name="P24">Ça couvre les théories principales. Demain je vous dirai la vérité.</text:p>
      <text:p text:style-name="P12"/>
      <text:p text:style-name="P12"/>
      <text:p text:style-name="P13">Les premiers cyborgs et mutants seront pas une bande d’enfants de riches qui peuvent aborder des implants neuraux Prada. Les premiers seront des Grinders. Là maintenant des Grinders dissèquent des brevets, collaborent en ligne, correspondent avec des figures du monde scientifique, et forgent leur propre avenir. Ils n’attendent pas que quelqu’un leur vende le futur. Ils le font eux-même. Les docteurs refusent de vous ouvrir pour installer un instrument cybernétique fait maison parce qu’ils ont peur d’un procès. Les Grinders doivent faire leurs propres procédures, parfois sans anesthésie. Heureusement, nous avons quelques recettes pour réduire la douleur. <text:span text:style-name="T11">Nulle loi n’arrêtera notre ascension. Les Grinders ne peuvent pas être arrêtés. Les Grinders gagnent.</text:span></text:p>
      <text:p text:style-name="P13"/>
      <text:p text:style-name="P14">Ils seront présent bien avant le courant principal car ils sont pour la majorité des individualistes. La majorité des innovations médicales se concentrent sur l’augmentation vers un niveau “normal”, que ce soit des médicaments, des prothèses, de la chirurgie esthétique… Il n’y a rien de mal à ça. Il y a un réflexe contre la modification au-delà de la normalité. C’est probablement un simple instinct de survie de l’ADN. L’augmentation en-dehors de la “norme” fait souvent face à une hostilité même quand elle ne crée pas d’avantage. Nous avons catégorisé les augmenteurs en deux groupes: ceux qui s’augmentent pour se conformer à la “norme” (les conformistes) et ceux qui le font pour fuir la “norme” (les individualistes).</text:p>
      <text:p text:style-name="P14"/>
      <text:p text:style-name="P14">Les premiers vrais posthumains auront beaucoup de décisions à faire. Ils seront entourés de dangereux robots de viande, dont les priorités sont la nourriture et la survie de leur ADN. Sortiront-ils du placard et s’exposeront comme êtres supérieurs? Deviendront-ils missionaires du transhumanisme et essayeront-ils d’élever l’humanité à leur niveau? Les humains voudront-ils coexister avec les posthumains?</text:p>
      <text:p text:style-name="P14"/>
      <text:p text:style-name="P28">Ma théorie est que les premiers vrais posthumains seront les gens qui s’échappent de la “norme”. Étant donné la nature individualiste du processus, je pense qu’il y aura initialement plus de posthumains qui n’auront rien à battre de la base (les humains). <text:span text:style-name="T19">Je pense que la variété de posthumains bergers égalitaristes (les “on saute tous en même temps”) viendront d’une seconde évolution, si la première vague leur permet la liberté d’ascension. Je laisse cette possibilité ouverte parce qu’actuellement il y a un courant parmi la majorité H+ qui semble condamner les transhumanistes DIY. Ils semblent penser qu’ils représentent le transhumanisme et sont dans une mission diplomatique pour faire accepter le concept aux humains de base avant de passer dans la phase de “normalité” suivante. Ils semblent de l’avis que les groupes de transhumanistes actifs vont faire tanguer le bateau un peu trop, et faire chavirer l’aventure pour tout le monde. Je peux voir un groupe majoritaire utilisant ses ressources pour silencier les minorités. La première évolution autorisera-t-elle l’ascension d’un groupe qui opprimait ses travaux?</text:span></text:p>
      <text:p text:style-name="P28"><text:soft-page-break/></text:p>
      <text:p text:style-name="P29">Nique la base et leur craintes débiles. Nique les majorités H+ si ils pensent qu’on peut faire accepter à des singes le concept de biologie auto-déterminée. Combien de temps avons-nous attendu notre putain de jetpack? Vous m’avez promis une voiture volante, elle est où?</text:p>
      <text:p text:style-name="P29"/>
      <text:p text:style-name="P30">La majorité H+ dit “Ralentissez! N’allez pas trop vite, ou il y aura une inquisition contre le transhumanisme. Ça fera peur à tout le monde. On veut pas que le bateau chavire! Vous allez tout ruiner! La dernière chose qu’on veuille serait de causer un fossé dans la société.”</text:p>
      <text:p text:style-name="P30"/>
      <text:p text:style-name="P30">Voici un scénario alternatif où on écoute les craintes et émotions des Luddites de base et qu’on suit le plan gentillet des majorités H+:</text:p>
      <text:p text:style-name="P30"/>
      <text:p text:style-name="P33">Les Grinders et les groupes DIY bio commencent à faire des trucs géniaux qui font peur et alarment les humains de base. Les groupes h+ majoritaires se groupent et condamnent ces communautés rénégates et pompent de l’argent pour fonder des groupes qui discutent l’éthique et des campagnes de relations publiques. Cela faut une fondation pour des lois qui régulent l’augmentation humaine. Une grinder mourra dans sa quête d’ascension et tout le monde sera d’accord pour dire que les grinders doivent être sauvés d’eux-même. Big Brother tombe sur le milieu DIY, des gens sont arrêtés. L’hystérie massive qui aurait été causée par l’existence d’une population cyborg/mutante a été évitée.</text:p>
      <text:p text:style-name="P33"/>
      <text:p text:style-name="P34">Cela arrive durant une époque où les gens ont marre de la technologie car elle supprime des emplois. Les fabricateurs domestiques et les imprimantes 3D deviennent communes et les pays occidentaux voient 80% de leur emplois <text:span text:style-name="T20">industriels disparaître. Cela a un énorme effet sur tous les secteurs et l’économie. Le concept qu’argent=travail est si profondément ancré dans l’état d’esprit occidental qu’une revanche contre la technologie arrive. Des guerres arriveront.</text:span></text:p>
      <text:p text:style-name="P34"/>
      <text:p text:style-name="P35">Pendant ce temps… la singularité ne peut pas être interrompue! La Chine se pisse de rire de ces comités d’éthique occidentaux et des lois qui s’en suivent. Le boom technologique chinois attire des talents internationaux et Xiamen fixe sa place comme capitale technologique du monde. Des milliers de condamnés à mort sont transformés en rats de labo en échange de meilleures cellules, et les premiers vrais posthumains naissent. Ces posthumains ne viennent pas de la population générale. Ils sont propriété de l’état. D’autres gouvernements essayent de suivre la course technologique posthumaine et presque toute la technologie transhumaine est distribuée de manière très limitée aux civils en raison du nombre de variables inconnues qui en viennent. La Chine n’est pas stupide. Elle sait que les premiers vrais posthumains font les règles. <text:span text:style-name="T21">Le manque général d’humanité dans leur longue histoire d’oppression pour des ressources joue en leur faveur dans cette techno-guerre. Le nouveau 1% n’est pas les riches, mais l’élite militaire. Game over, les humain. Mourrez contents de savoir que le bateau n’a jamais chaviré et que tout le monde est confortable avec ce lent et calculé plan de création d’une nouvelle classe dirigeante militaire.</text:span></text:p>
      <text:p text:style-name="P32"><text:soft-page-break/>Le bateau a pas assez tangué. Je vous promets qu’il y aura un fossé. Je suis là pour le causer. Si vous lisez ça et que vous faites partie du courant transhumaniste principal (je sais qui vous êtes), dites leur d’arrêter de claquer de l’argent dans des relations publiques. Vous nous représentez pas. Vous devriez nous rejoindre. Je connais une centaine de projets sur lesquels les grinders taffent. Nombre d’entre eux peuvent être faits pour moins de 2000$. Faites quelque chose d’utile avec cet argent. J’ai mon équipe médicale de street medics qui attend.</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1:42:01.068871140</meta:creation-date>
    <dc:date>2017-09-07T12:39:11.242820459</dc:date>
    <meta:editing-duration>PT3H45M31S</meta:editing-duration>
    <meta:editing-cycles>43</meta:editing-cycles>
    <meta:generator>LibreOffice/5.4.0.3$Linux_X86_64 LibreOffice_project/40m0$Build-3</meta:generator>
    <meta:document-statistic meta:table-count="0" meta:image-count="0" meta:object-count="0" meta:page-count="7" meta:paragraph-count="33" meta:word-count="3040" meta:character-count="19498" meta:non-whitespace-character-count="16489"/>
  </office:meta>
</office:document-meta>
</file>